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F00000006F3EBFA0F8BCC7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GB"/>
    </style:style>
    <style:style style:name="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.041cm" style:type="right"/>
        </style:tab-stops>
      </style:paragraph-properties>
      <style:text-properties fo:language="en" fo:country="GB"/>
    </style:style>
    <style:style style:name="P3" style:family="paragraph" style:parent-style-name="Header">
      <style:text-properties fo:language="en" fo:country="GB"/>
    </style:style>
    <style:style style:name="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P5" style:family="paragraph" style:parent-style-name="Text_20_body">
      <style:text-properties fo:language="en" fo:country="GB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language="en" fo:country="GB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language="en" fo:country="GB" officeooo:paragraph-rsid="000af38b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language="en" fo:country="GB" fo:font-weight="bold" officeooo:paragraph-rsid="000af38b" style:font-weight-asian="bold" style:font-weight-complex="bold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language="en" fo:country="GB" fo:font-weight="bold" officeooo:rsid="000af38b" officeooo:paragraph-rsid="000af38b" style:font-weight-asian="bold" style:font-weight-complex="bold"/>
    </style:style>
    <style:style style:name="P10" style:family="paragraph" style:parent-style-name="Text_20_body">
      <style:paragraph-properties fo:margin-left="0cm" fo:margin-right="0cm" fo:margin-top="0.101cm" fo:margin-bottom="0.109cm" style:contextual-spacing="false" fo:text-align="justify" style:justify-single-word="false" fo:text-indent="0cm" style:auto-text-indent="false" style:shadow="none"/>
      <style:text-properties fo:language="en" fo:country="GB" fo:font-weight="bold" officeooo:paragraph-rsid="000bf9ed" style:font-weight-asian="bold" style:font-weight-complex="bold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language="en" fo:country="GB" officeooo:paragraph-rsid="000bf9ed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language="en" fo:country="GB" officeooo:rsid="000af38b" officeooo:paragraph-rsid="000af38b"/>
    </style:style>
    <style:style style:name="P13" style:family="paragraph" style:parent-style-name="Text_20_body">
      <style:paragraph-properties fo:margin-left="0cm" fo:margin-right="0cm" fo:margin-top="0.101cm" fo:margin-bottom="0.109cm" style:contextual-spacing="false" fo:text-align="justify" style:justify-single-word="false" fo:text-indent="0cm" style:auto-text-indent="false" style:shadow="none"/>
      <style:text-properties fo:language="en" fo:country="GB" style:text-underline-style="none" fo:font-weight="bold" officeooo:paragraph-rsid="000c8dd8" style:font-weight-asian="bold" style:font-weight-complex="bold"/>
    </style:style>
    <style:style style:name="P14" style:family="paragraph" style:parent-style-name="Text_20_body">
      <style:paragraph-properties fo:margin-left="0cm" fo:margin-right="0cm" fo:margin-top="0.101cm" fo:margin-bottom="0.109cm" style:contextual-spacing="false" fo:text-align="justify" style:justify-single-word="false" fo:text-indent="0cm" style:auto-text-indent="false" style:shadow="none"/>
      <style:text-properties fo:language="en" fo:country="GB" style:text-underline-style="none" fo:font-weight="normal" officeooo:paragraph-rsid="000bf9ed" style:font-weight-asian="normal" style:font-weight-complex="normal"/>
    </style:style>
    <style:style style:name="P15" style:family="paragraph" style:parent-style-name="Standard">
      <style:text-properties fo:language="en" fo:country="GB"/>
    </style:style>
    <style:style style:name="P16" style:family="paragraph" style:parent-style-name="Text_20_body">
      <style:paragraph-properties fo:margin-left="0cm" fo:margin-right="0cm" fo:margin-top="0.101cm" fo:margin-bottom="0.109cm" style:contextual-spacing="false" fo:text-align="justify" style:justify-single-word="false" fo:text-indent="0cm" style:auto-text-indent="false" style:shadow="none"/>
      <style:text-properties fo:language="en" fo:country="GB" officeooo:paragraph-rsid="000bf9ed"/>
    </style:style>
    <style:style style:name="P17" style:family="paragraph" style:parent-style-name="Titulo">
      <style:text-properties fo:language="en" fo:country="GB"/>
    </style:style>
    <style:style style:name="P18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</style:style>
    <style:style style:name="P19" style:family="paragraph" style:parent-style-name="Titulo">
      <style:text-properties fo:font-variant="normal" fo:text-transform="none" fo:language="en" fo:country="GB"/>
    </style:style>
    <style:style style:name="P20" style:family="paragraph" style:parent-style-name="Standard">
      <style:text-properties fo:font-variant="normal" fo:text-transform="none" fo:color="#336633" loext:opacity="100%" style:font-name="Calibri" fo:font-size="24pt" fo:language="en" fo:country="GB" fo:font-weight="normal" style:font-size-asian="24pt" style:font-weight-asian="normal" style:font-size-complex="24pt" style:font-weight-complex="normal"/>
    </style:style>
    <style:style style:name="P21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language="en" fo:country="GB" fo:font-style="normal" style:text-underline-style="none" fo:font-weight="normal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language="en" fo:country="GB" fo:font-style="normal" style:text-underline-style="none" fo:font-weight="normal" style:text-blinking="false" fo:background-color="transparent" style:font-size-asian="12pt" style:font-size-complex="12pt"/>
    </style:style>
    <style:style style:name="P23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GB" fo:font-weight="bold" style:font-size-asian="12pt" style:font-weight-asian="bold" style:font-size-complex="12pt" style:font-weight-complex="bold"/>
    </style:style>
    <style:style style:name="P24" style:family="paragraph" style:parent-style-name="Standard">
      <style:text-properties fo:text-transform="uppercase" fo:color="#336633" loext:opacity="100%" style:font-name="Calibri" fo:font-size="24pt" fo:language="en" fo:country="GB" fo:font-weight="bold" style:font-size-asian="24pt" style:font-weight-asian="bold" style:font-size-complex="24pt" style:font-weight-complex="bold"/>
    </style:style>
    <style:style style:name="P25" style:family="paragraph" style:parent-style-name="Standard">
      <style:text-properties style:font-name="Calibri" fo:font-size="24pt" fo:language="en" fo:country="GB" fo:font-weight="bold" style:font-size-asian="24pt" style:font-weight-asian="bold" style:font-size-complex="24pt" style:font-weight-complex="bold"/>
    </style:style>
    <style:style style:name="P26" style:family="paragraph" style:parent-style-name="Standard">
      <style:text-properties style:font-name="Calibri" fo:font-size="12pt" fo:language="en" fo:country="GB" style:font-size-asian="12pt" style:font-size-complex="12pt"/>
    </style:style>
    <style:style style:name="P27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fo:language="en" fo:country="GB" style:font-size-asian="12pt" style:font-size-complex="12pt"/>
    </style:style>
    <style:style style:name="P28" style:family="paragraph" style:parent-style-name="Standard">
      <style:text-properties style:font-name="DejaVu Sans" fo:font-size="10pt" fo:language="en" fo:country="GB" style:font-size-asian="10pt" style:font-size-complex="10pt"/>
    </style:style>
    <style:style style:name="P29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GB" style:font-size-asian="10pt" style:font-size-complex="10pt"/>
    </style:style>
    <style:style style:name="P30" style:family="paragraph" style:parent-style-name="Text_20_body">
      <style:text-properties fo:color="#336633" loext:opacity="100%" fo:font-size="14pt" fo:language="en" fo:country="GB" style:font-size-asian="14pt" style:font-size-complex="14pt"/>
    </style:style>
    <style:style style:name="P31" style:family="paragraph" style:parent-style-name="Heading_20_1">
      <style:text-properties fo:language="en" fo:country="GB"/>
    </style:style>
    <style:style style:name="P32" style:family="paragraph" style:parent-style-name="Heading_20_2">
      <style:text-properties fo:language="en" fo:country="GB"/>
    </style:style>
    <style:style style:name="P33" style:family="paragraph" style:parent-style-name="Standard" style:master-page-name="Index">
      <style:paragraph-properties style:page-number="auto"/>
      <style:text-properties fo:language="en" fo:country="GB"/>
    </style:style>
    <style:style style:name="P34" style:family="paragraph" style:parent-style-name="Standard" style:master-page-name="Standard">
      <style:paragraph-properties style:page-number="auto"/>
      <style:text-properties fo:language="en" fo:country="GB"/>
    </style:style>
    <style:style style:name="P35" style:family="paragraph" style:parent-style-name="Standard">
      <style:text-properties style:font-name="Calibri" fo:font-size="12pt" fo:language="en" fo:country="GB" officeooo:paragraph-rsid="0015d9d5" style:font-size-asian="12pt" style:font-size-complex="12pt"/>
    </style:style>
    <style:style style:name="P36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15d9d5" style:font-size-asian="12pt" style:font-size-complex="12pt"/>
    </style:style>
    <style:style style:name="P37" style:family="paragraph" style:parent-style-name="Standard">
      <style:text-properties style:font-name="Calibri" fo:font-size="12pt" officeooo:paragraph-rsid="0015d9d5" style:font-size-asian="12pt" style:font-size-complex="12pt"/>
    </style:style>
    <style:style style:name="P38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5d9d5" style:text-blinking="false" fo:background-color="transparent" style:font-size-asian="12pt" style:font-size-complex="12pt"/>
    </style:style>
    <style:style style:name="P39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5d9d5"/>
    </style:style>
    <style:style style:name="P40" style:family="paragraph" style:parent-style-name="Standard" style:master-page-name="First_20_Page">
      <style:paragraph-properties style:page-number="auto"/>
      <style:text-properties officeooo:paragraph-rsid="0015d9d5"/>
    </style:style>
    <style:style style:name="P41" style:family="paragraph" style:parent-style-name="Standard">
      <style:text-properties officeooo:paragraph-rsid="0015d9d5"/>
    </style:style>
    <style:style style:name="P42" style:family="paragraph" style:parent-style-name="Text_20_body" style:list-style-name="L1">
      <style:text-properties fo:language="en" fo:country="GB"/>
    </style:style>
    <style:style style:name="P43" style:family="paragraph" style:parent-style-name="Text_20_body" style:list-style-name="L1">
      <style:text-properties fo:language="en" fo:country="GB" officeooo:paragraph-rsid="000bf9ed"/>
    </style:style>
    <style:style style:name="P44" style:family="paragraph" style:parent-style-name="Text_20_body" style:list-style-name="L1">
      <style:text-properties fo:language="en" fo:country="GB" officeooo:rsid="000a32f2" officeooo:paragraph-rsid="000bf9ed"/>
    </style:style>
    <style:style style:name="P45" style:family="paragraph" style:parent-style-name="Text_20_body" style:list-style-name="L1">
      <style:text-properties fo:language="en" fo:country="GB" officeooo:rsid="000adb32" officeooo:paragraph-rsid="000bf9ed"/>
    </style:style>
    <style:style style:name="P46" style:family="paragraph" style:parent-style-name="Text_20_body" style:list-style-name="L2" style:master-page-name="">
      <style:paragraph-properties fo:margin-top="0.101cm" fo:margin-bottom="0.109cm" style:contextual-spacing="false" fo:text-align="justify" style:justify-single-word="false" style:page-number="auto" style:shadow="none"/>
      <style:text-properties fo:language="en" fo:country="GB"/>
    </style:style>
    <style:style style:name="P47" style:family="paragraph" style:parent-style-name="Text_20_body" style:list-style-name="L2">
      <style:text-properties fo:language="en" fo:country="GB"/>
    </style:style>
    <style:style style:name="P4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5d9d5" style:font-size-asian="24pt" style:font-weight-asian="bold" style:font-size-complex="24pt" style:font-weight-complex="bold"/>
    </style:style>
    <style:style style:name="P49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5d9d5" style:text-blinking="false" fo:background-color="transparent" loext:padding="0cm" loext:border="none"/>
    </style:style>
    <style:style style:name="P50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5d9d5" style:text-blinking="false" fo:background-color="transparent" style:font-size-asian="12pt" style:font-size-complex="12pt"/>
    </style:style>
    <style:style style:name="P51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5d9d5" style:text-blinking="false" fo:background-color="transparent" style:font-size-asian="12pt" style:font-size-complex="12pt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af38b" style:font-weight-asian="bold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Calibri" fo:font-size="12pt" fo:language="en" fo:country="GB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1155cc" loext:opacity="100%" style:text-line-through-style="none" style:text-line-through-type="none" style:font-name="Calibri" fo:font-size="12pt" fo:language="en" fo:country="GB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10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11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5d9d5" style:text-blinking="false" fo:background-color="transparent" loext:char-shading-value="0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4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15d9d5" style:text-blinking="false" fo:background-color="transparent" loext:char-shading-value="0" style:font-size-asian="36pt" style:font-size-complex="36pt"/>
    </style:style>
    <style:style style:name="T15" style:family="text">
      <style:text-properties style:font-name="Calibri" fo:font-size="12pt" style:font-size-asian="12pt" style:font-size-complex="12pt"/>
    </style:style>
    <style:style style:name="T16" style:family="text">
      <style:text-properties style:font-name="Calibri" fo:font-size="12pt" fo:language="en" fo:country="GB" style:font-size-asian="12pt" style:font-size-complex="12pt"/>
    </style:style>
    <style:style style:name="T17" style:family="text">
      <style:text-properties style:text-underline-style="solid" style:text-underline-width="auto" style:text-underline-color="font-color" fo:font-weight="bold" officeooo:rsid="000bf9e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officeooo:rsid="000bf9e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0a32f2"/>
    </style:style>
    <style:style style:name="T21" style:family="text">
      <style:text-properties officeooo:rsid="000adb32"/>
    </style:style>
    <style:style style:name="T22" style:family="text">
      <style:text-properties officeooo:rsid="000af38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0af38b" style:font-weight-asian="normal" style:font-weight-complex="normal"/>
    </style:style>
    <style:style style:name="T25" style:family="text">
      <style:text-properties fo:font-weight="normal" officeooo:rsid="000c8dd8" style:font-weight-asian="normal" style:font-weight-complex="normal"/>
    </style:style>
    <style:style style:name="T26" style:family="text">
      <style:text-properties officeooo:rsid="000bf9ed"/>
    </style:style>
    <style:style style:name="T27" style:family="text">
      <style:text-properties style:text-underline-style="none" fo:font-weight="bold" style:font-weight-asian="bold" style:font-weight-complex="bold"/>
    </style:style>
    <style:style style:name="T28" style:family="text">
      <style:text-properties style:text-underline-style="none" fo:font-weight="bold" officeooo:rsid="000bf9ed" style:font-weight-asian="bold" style:font-weight-complex="bold"/>
    </style:style>
    <style:style style:name="T29" style:family="text">
      <style:text-properties officeooo:rsid="000c8dd8"/>
    </style:style>
    <style:style style:name="T30" style:family="text">
      <style:text-properties officeooo:rsid="000d9166"/>
    </style:style>
    <style:style style:name="T31" style:family="text">
      <style:text-properties officeooo:rsid="0012d8a1"/>
    </style:style>
    <style:style style:name="T32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33" style:family="text">
      <style:text-properties fo:color="#1155cc" loext:opacity="100%" style:text-underline-style="solid" style:text-underline-width="auto" style:text-underline-color="font-color"/>
    </style:style>
    <style:style style:name="T34" style:family="text">
      <style:text-properties officeooo:rsid="002332ea"/>
    </style:style>
    <style:style style:name="T35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448cm" fo:text-indent="-0.635cm" fo:margin-left="2.448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083cm" fo:text-indent="-0.635cm" fo:margin-left="3.08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18cm" fo:text-indent="-0.635cm" fo:margin-left="3.718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353cm" fo:text-indent="-0.635cm" fo:margin-left="4.353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988cm" fo:text-indent="-0.635cm" fo:margin-left="4.98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23cm" fo:text-indent="-0.635cm" fo:margin-left="5.62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258cm" fo:text-indent="-0.635cm" fo:margin-left="6.25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893cm" fo:text-indent="-0.635cm" fo:margin-left="6.89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528cm" fo:text-indent="-0.635cm" fo:margin-left="7.528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163cm" fo:text-indent="-0.635cm" fo:margin-left="8.163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0" text:name="NumeroTema"/>
        <text:user-field-decl office:value-type="string" office:string-value="Linux" text:name="Tema"/>
      </text:user-field-decls>
      <draw:frame draw:style-name="fr1" draw:name="Marco1" text:anchor-type="page" text:anchor-page-number="1" svg:x="1.984cm" svg:y="16.958cm" svg:width="17.009cm" draw:z-index="0">
        <draw:text-box fo:min-height="2.224cm">
          <text:p text:style-name="P23"/>
          <text:p text:style-name="P23"><text:user-field-get text:name="Modulo">Computer Systems</text:user-field-get></text:p>
          <text:p text:style-name="P23">CFGS DAW</text:p>
        </draw:text-box>
      </draw:frame>
      <text:p text:style-name="P40"/>
      <text:p text:style-name="P41"/>
      <text:p text:style-name="P41"/>
      <text:p text:style-name="P41"/>
      <text:p text:style-name="P48"><text:span text:style-name="T9">Computer Systems – </text:span><text:span text:style-name="T10">Activities </text:span><text:span text:style-name="T11">3 solutions</text:span><text:span text:style-name="T12"><text:line-break/></text:span><text:span text:style-name="T13">UD </text:span><text:span text:style-name="T14">1</text:span><text:span text:style-name="T13">0. </text:span><text:span text:style-name="T32"><text:user-field-get text:name="Tema">Linux</text:user-field-get></text:span></text:p>
      <text:p text:style-name="P49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50">Sergio García / Alfredo Oltra</text:p>
      <text:p text:style-name="P38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33">s</text:span></text:a></text:p>
      <text:p text:style-name="P39"><text:a xlink:type="simple" xlink:href="mailto:alfredo.oltra@ceedcv.es" text:style-name="Internet_20_link" text:visited-style-name="Visited_20_Internet_20_Link"><text:span text:style-name="T15">alfredo.oltra</text:span></text:a><text:a xlink:type="simple" xlink:href="mailto:alfredo.oltra@ceedcv.es" text:style-name="Internet_20_link" text:visited-style-name="Visited_20_Internet_20_Link"><text:span text:style-name="T15">@</text:span></text:a><text:a xlink:type="simple" xlink:href="mailto:alfredo.oltra@ceedcv.es" text:style-name="Internet_20_link" text:visited-style-name="Visited_20_Internet_20_Link"><text:span text:style-name="T15">ceedcv.e</text:span></text:a><text:a xlink:type="simple" xlink:href="mailto:alfredo.oltra@ceedcv.es" text:style-name="Internet_20_link" text:visited-style-name="Visited_20_Internet_20_Link"><text:span text:style-name="T7">s</text:span></text:a></text:p>
      <text:p text:style-name="P51">20<text:span text:style-name="T34">22</text:span>/20<text:span text:style-name="T35">2</text:span><text:span text:style-name="T34">3</text:span></text:p>
      <text:p text:style-name="P36"><text:tab/><text:tab/><text:tab/><text:tab/><text:tab/><text:tab/><text:tab/><text:tab/><text:tab/><text:tab/>Versión:<text:date style:data-style-name="N104" text:date-value="2022-06-02T16:49:54.697382929">220602</text:date>.<text:time style:data-style-name="N105" text:time-value="2022-06-02T16:49:54.697560206">1649</text:time></text:p>
      <text:p text:style-name="P37"/>
      <text:p text:style-name="P35"/>
      <text:p text:style-name="P33"/>
      <text:p text:style-name="P30">Licencia</text:p>
      <text:p text:style-name="P15"/>
      <text:p text:style-name="P29"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8"/>
      <text:p text:style-name="P28"><text:s/></text:p>
      <text:p text:style-name="P30">Nomenclatura</text:p>
      <text:p text:style-name="P5"/>
      <text:p text:style-name="P5">A lo largo de este tema se utilizarán distintos símbolos para distinguir elementos importantes dentro del contenido. Estos símbolos son:</text:p>
      <text:p text:style-name="P5"/>
      <text:p text:style-name="P6"><text:span text:style-name="T3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P5"/>
      <text:p text:style-name="P6"><text:span text:style-name="T3"> </text:span>Atención. Hace referencia a un tipo de actividad donde los alumnos suelen cometer equivocaciones. </text:p>
      <text:p text:style-name="P6"/>
      <text:p text:style-name="P6"/>
      <text:h text:style-name="P31" text:outline-level="1" text:is-list-header="true"/>
      <text:p text:style-name="P15"/>
      <text:p text:style-name="P15"/>
      <text:p text:style-name="P15"/>
      <text:p text:style-name="P34"/>
      <text:p text:style-name="P15"/>
      <text:p text:style-name="P17">UD0<text:user-field-get text:name="NumeroTema">10</text:user-field-get>. <text:user-field-get text:name="Tema">Linux</text:user-field-get></text:p>
      <text:p text:style-name="P19">Activities 3</text:p>
      <text:h text:style-name="P32" text:outline-level="2">Activity 4</text:h>
      <text:p text:style-name="P5"><text:span text:style-name="T3"></text:span>Solves those exercises using grep. grep. Note: you can chain <text:span text:style-name="T19">grep</text:span> commands using | redirector.</text:p>
      <text:list xml:id="list3749381709" text:style-name="L1">
        <text:list-item>
          <text:p text:style-name="P42">Show all lines of file <text:span text:style-name="T19">list.xt</text:span> that contain <text:span text:style-name="T19">lib</text:span>.</text:p>
          <text:p text:style-name="P42"><text:span text:style-name="T17">Solution:</text:span><text:span text:style-name="T28"> </text:span><text:span text:style-name="T26">g</text:span>rep "<text:span text:style-name="T20">lib</text:span>" <text:span text:style-name="T20">list.xt</text:span> </text:p>
        </text:list-item>
        <text:list-item>
          <text:p text:style-name="P42">Show how many lines contain <text:span text:style-name="T19">mp3</text:span> in <text:span text:style-name="T19">list.txt</text:span>.</text:p>
          <text:p text:style-name="P44"><text:span text:style-name="T17">Solution:</text:span><text:span text:style-name="T28"> </text:span>grep mp3 list.txt | wc -l</text:p>
        </text:list-item>
        <text:list-item>
          <text:p text:style-name="P42">Show files inside <text:span text:style-name="T19">/etc</text:span> directory that contain <text:span text:style-name="T19">host</text:span> string inside.</text:p>
          <text:p text:style-name="P44"><text:span text:style-name="T17">Solution:</text:span><text:span text:style-name="T28"> </text:span>grep -<text:span text:style-name="T21">r host /etc</text:span></text:p>
        </text:list-item>
        <text:list-item>
          <text:p text:style-name="P42">Show all lines of file <text:span text:style-name="T19">list.xt</text:span> that not contains <text:span text:style-name="T19">a</text:span> (uppercase or lowercase).</text:p>
          <text:p text:style-name="P45"><text:span text:style-name="T17">Solution:</text:span><text:span text:style-name="T28"> </text:span>grep -vi *<text:span text:style-name="T22">a*</text:span><text:span text:style-name="T24"> list.txt</text:span></text:p>
        </text:list-item>
        <text:list-item>
          <text:p text:style-name="P42">Show all lines of file <text:span text:style-name="T19">list.xt</text:span> that not contains <text:span text:style-name="T19">a</text:span> (uppercase or lowercase) and contains <text:span text:style-name="T19">m</text:span> (lowercase).</text:p>
          <text:p text:style-name="P43"><text:span text:style-name="T17">Solution:</text:span><text:span text:style-name="T28"> </text:span><text:span text:style-name="T21">grep -vi *a*</text:span><text:span text:style-name="T24"> list.txt | grep I *m*</text:span></text:p>
        </text:list-item>
      </text:list>
      <text:h text:style-name="P32" text:outline-level="2">Activity 6</text:h>
      <text:list xml:id="list1785941339" text:style-name="L2">
        <text:list-item>
          <text:p text:style-name="P46">Using <text:span text:style-name="T19">setUid</text:span> bit and supposing that temporally (something like 1 hour) you have access to a machine as root and in that machine you have an user called <text:span text:style-name="T19">alumno</text:span> without sudoer permissions.</text:p>
          <text:list>
            <text:list-header>
              <text:p text:style-name="P47">How can we use <text:span text:style-name="T19">setUid</text:span> bit to create a backdoor? </text:p>
              <text:p text:style-name="P47">CLUE: file <text:span text:style-name="T19">/bin/sh</text:span> could be useful.</text:p>
            </text:list-header>
          </text:list>
        </text:list-item>
      </text:list>
      <text:p text:style-name="P8"><text:tab/><text:tab/><text:span text:style-name="T18">Solution</text:span></text:p>
      <text:p text:style-name="P9"><text:tab/><text:tab/>AS root:</text:p>
      <text:p text:style-name="P8"><text:tab/><text:tab/></text:p>
      <text:p text:style-name="P12"><text:tab/><text:tab/>cd $HOME</text:p>
      <text:p text:style-name="P12"><text:tab/><text:tab/>cp /bin/sh ./</text:p>
      <text:p text:style-name="P7"><text:tab/><text:tab/><text:span text:style-name="T22">chown root ./sh</text:span></text:p>
      <text:p text:style-name="P7"><text:tab/><text:tab/><text:span text:style-name="T22">chmod 4777 ./sh</text:span></text:p>
      <text:p text:style-name="P7"><text:tab/><text:tab/><text:span text:style-name="T26">Now we have created the backdoor</text:span></text:p>
      <text:p text:style-name="P7"><text:tab/><text:tab/></text:p>
      <text:p text:style-name="P11"><text:tab/></text:p>
      <text:p text:style-name="P11"><text:soft-page-break/><text:tab/><text:span text:style-name="T5">AS myuser:</text:span></text:p>
      <text:p text:style-name="P7"><text:tab/><text:tab/><text:span text:style-name="T22">Simply run ./sh and you will be root (you can check it with id command)</text:span></text:p>
      <text:p text:style-name="P6"><text:tab/></text:p>
      <text:list xml:id="list164955209933881" text:continue-numbering="true" text:style-name="L2">
        <text:list-item>
          <text:p text:style-name="P46">How can we detect that kind of backdoors on our system? What kind of measures can we take to be safe against this kind of attack?</text:p>
        </text:list-item>
      </text:list>
      <text:p text:style-name="P10"><text:tab/><text:span text:style-name="T18">Solution</text:span></text:p>
      <text:p text:style-name="P14"><text:tab/><text:span text:style-name="T29">With:</text:span></text:p>
      <text:p text:style-name="P16"><text:span text:style-name="T27"><text:tab/></text:span>find / -path /proc -prune -o -type f -perm +4000 -ls <text:span text:style-name="T29">&gt; listado.txt</text:span></text:p>
      <text:p text:style-name="P14"><text:tab/><text:span text:style-name="T29">We can obtain all the files with setUID bit active. If the list changes, maybe a new setUID file <text:tab/>has been created.</text:span></text:p>
      <text:p text:style-name="P13"><text:span text:style-name="T23"><text:tab/></text:span><text:span text:style-name="T25">Also we can use software for “system integrity” </text:span><text:span text:style-name="T29"><text:tab/></text:span><text:a xlink:type="simple" xlink:href="http://www.ossec.net/" text:style-name="Internet_20_link" text:visited-style-name="Visited_20_Internet_20_Link"><text:span text:style-name="T29">http://www.ossec.net/</text:span></text:a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5">
      <number:hours number:style="long"/>
      <number:minutes number:style="long"/>
    </number:time-style>
    <number:date-style style:name="N104">
      <number:year/>
      <number:month number:style="long"/>
      <number:day number:style="long"/>
    </number:date-style>
    <number:time-style style:name="N10112" number:language="en" number:country="GB">
      <number:hours number:style="long"/>
      <number:minutes number:style="long"/>
    </number:time-style>
    <number:date-style style:name="N10111" number:language="en" number:country="GB">
      <number:year/>
      <number:month number:style="long"/>
      <number:day number:style="long"/>
    </number:date-style>
    <number:time-style style:name="N20122" number:language="en" number:country="US">
      <number:hours number:style="long"/>
      <number:minutes number:style="long"/>
    </number:time-style>
    <number:date-style style:name="N20121" number:language="en" number:country="US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GB"/>
    </style:style>
    <style:style style:name="M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.041cm" style:type="right"/>
        </style:tab-stops>
      </style:paragraph-properties>
      <style:text-properties fo:language="en" fo:country="GB"/>
    </style:style>
    <style:style style:name="MP3" style:family="paragraph" style:parent-style-name="Header">
      <style:text-properties fo:language="en" fo:country="GB"/>
    </style:style>
    <style:style style:name="M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0" text:name="NumeroTema"/>
          <text:user-field-decl office:value-type="string" office:string-value="Linux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0</text:user-field-get></text:span><text:span text:style-name="MT1">. </text:span><text:span text:style-name="MT1"><text:user-field-get text:name="Tema">Linux</text:user-field-get></text:span></text:p>
      </style:header>
      <style:footer>
        <text:user-field-decls>
          <text:user-field-decl office:value-type="string" office:string-value="10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10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 draw:style-name="Mdp1">
      <style:header>
        <text:p text:style-name="MP3"/>
      </style:header>
      <style:footer>
        <text:p text:style-name="MP4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HTML" style:page-layout-name="Mpm4" draw:style-name="Mdp1"/>
    <style:master-page style:name="Left_20_Page" style:display-name="Left Page" style:page-layout-name="Mpm5" style:next-style-name="Right_20_Page"/>
    <style:master-page style:name="Right_20_Page" style:display-name="Right Page" style:page-layout-name="Mpm6" style:next-style-name="Left_20_Page"/>
    <style:master-page style:name="Envelope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2T00:24:44</meta:creation-date>
    <meta:editing-duration>PT6H27M59S</meta:editing-duration>
    <meta:editing-cycles>41</meta:editing-cycles>
    <meta:generator>LibreOffice/7.3.3.2$Linux_X86_64 LibreOffice_project/30$Build-2</meta:generator>
    <dc:title>Plantilla CEED</dc:title>
    <meta:initial-creator>Alfredo Oltra Orengo</meta:initial-creator>
    <dc:date>2022-06-02T16:49:54.450591024</dc:date>
    <meta:document-statistic meta:table-count="0" meta:image-count="1" meta:object-count="0" meta:page-count="4" meta:paragraph-count="56" meta:word-count="432" meta:character-count="2590" meta:non-whitespace-character-count="2161"/>
  </office:meta>
</office:document-meta>
</file>